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8.909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662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8.2cm"/>
    </style:style>
    <style:style style:name="co19" style:family="table-column">
      <style:table-column-properties fo:break-before="auto" style:column-width="4.717cm"/>
    </style:style>
    <style:style style:name="co20" style:family="table-column">
      <style:table-column-properties fo:break-before="auto" style:column-width="3.2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672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1.21cm" fo:break-before="auto" style:use-optimal-row-height="true"/>
    </style:style>
    <style:style style:name="ro10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" style:family="table-cell" style:parent-style-name="Default">
      <style:text-properties style:font-name="Arial" fo:font-size="15pt" style:font-name-asian="Arial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13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14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7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8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5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0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size="13pt" style:font-size-asian="13pt" style:font-size-complex="13pt"/>
    </style:style>
    <style:style style:name="ce7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8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7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2" style:family="table-cell" style:parent-style-name="Default">
      <style:table-cell-properties fo:border="0.002cm solid #000000"/>
    </style:style>
    <style:style style:name="ce8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9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font-name="Arial" fo:font-size="15pt" style:font-size-asian="15pt" style:font-size-complex="15pt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4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5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x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sx);&quot;)&quot;)" office:value-type="string" office:string-value="sn(14)">
            <text:p>sn(14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number-columns-repeated="4" table:style-name="ce2" office:value-type="string">
            <text:p>-</text:p>
          </table:table-cell>
          <table:table-cell table:style-name="ce15" office:value-type="string">
            <text:p>2020-03-14_14-59-21_000.jpg</text:p>
          </table:table-cell>
          <table:table-cell table:style-name="ce16" office:value-type="date" office:date-value="2020-03-15T09:23:35.15">
            <text:p>2020/3/15 9:23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type__sx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et-1(2),memo+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type__sx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,:task-1,note=D4-F#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type__sx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:et-1,for=task-1,swing+</text:p>
          </table:table-cell>
          <table:table-cell table:style-name="ce2" office:value-type="string">
            <text:p>score+</text:p>
          </table:table-cell>
          <table:table-cell table:number-columns-repeated="3"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type__sx;[.P5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et-1(2)①-1,(3)①,notes=C3-C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2020-03-16_17-24-17_000.jpg</text:p>
          </table:table-cell>
          <table:table-cell table:style-name="ce16" office:value-type="date" office:date-value="2020-03-17T09:03:55.76">
            <text:p>2020/3/17 9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type__sx;[.P6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ゆるやかな発音開始,(1),note=C;G</text:p>
          </table:table-cell>
          <table:table-cell table:number-columns-repeated="4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type__sx;[.P7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3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octave-jump,note=G4;G5;C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type__sx;[.P8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2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f-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type__sx;[.P9])" office:value-type="float" office:value="4">
            <text:p>4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type__sx;[.P10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s-2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fs-1,versio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type__sx;[.P11])" office:value-type="float" office:value="3">
            <text:p>3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TIPS+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type__sx;[.P12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音程移動スムースに,notes={C,E♭}-G;D4-F#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type__sx;[.P13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patt.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type__sx;[.P14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6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type__sx;[.P15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type__sx;[.P16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type__sx;[.P17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type__sx;[.P1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type__sx;[.P19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type__sx;[.P20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type__sx;[.P21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2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type__sx;[.P22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3-20T09:33:33.81">
            <text:p>2020/3/20 9:33</text:p>
          </table:table-cell>
          <table:table-cell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401cm" draw:caption-point-x="-1.353cm" draw:caption-point-y="2.4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18" table:default-cell-style-name="ce38"/>
        <table:table-column table:style-name="co6" table:number-columns-repeated="3" table:default-cell-style-name="ce4"/>
        <table:table-column table:style-name="co7" table:default-cell-style-name="ce38"/>
        <table:table-column table:style-name="co8" table:default-cell-style-name="ce38"/>
        <table:table-column table:style-name="co1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20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4" table:default-cell-style-name="ce38"/>
        <table:table-row table:style-name="ro1">
          <table:table-cell table:style-name="ce27" table:formula="of:=CONCATENATE(&quot;sn(&quot;;MAX(range_sn);&quot;)&quot;)" office:value-type="string" office:string-value="sn(21)">
            <text:p>sn(21)</text:p>
          </table:table-cell>
          <table:table-cell table:style-name="ce27" office:value-type="string">
            <text:p>session num</text:p>
          </table:table-cell>
          <table:table-cell table:style-name="ce27" office:value-type="string">
            <text:p>code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memos</text:p>
          </table:table-cell>
          <table:table-cell table:style-name="ce27" office:value-type="string">
            <text:p>score</text:p>
          </table:table-cell>
          <table:table-cell table:style-name="ce27" office:value-type="string">
            <text:p>tempo</text:p>
          </table:table-cell>
          <table:table-cell table:style-name="ce27" office:value-type="string">
            <text:p>key</text:p>
          </table:table-cell>
          <table:table-cell table:style-name="ce27" office:value-type="string">
            <text:p>genre</text:p>
          </table:table-cell>
          <table:table-cell table:style-name="ce27" office:value-type="string">
            <text:p>R=</text:p>
          </table:table-cell>
          <table:table-cell table:style-name="ce27" office:value-type="string">
            <text:p>file</text:p>
          </table:table-cell>
          <table:table-cell table:style-name="ce27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O2:.O25]);&quot;)&quot;)" office:value-type="string" office:string-value="sn(23)">
            <text:p>sn(23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/>
          <table:table-cell table:style-name="ce52" office:value-type="string">
            <text:p>sn(19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prev-R.1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.90(8<text:span text:style-name="T2">th</text:span>)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P2])+[.V2]" office:value-type="float" office:value="2">
            <text:p>2</text:p>
          </table:table-cell>
          <table:table-cell table:style-name="ce39" office:value-type="string">
            <text:p>ar</text:p>
          </table:table-cell>
          <table:table-cell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ar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P3])+[.V3]" office:value-type="float" office:value="1">
            <text:p>1</text:p>
          </table:table-cell>
          <table:table-cell table:style-name="ce39" office:value-type="string">
            <text:p>ba</text:p>
          </table:table-cell>
          <table:table-cell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a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C.n,cp=D-A(I-V)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P4])+[.V4]" office:value-type="float" office:value="1">
            <text:p>1</text:p>
          </table:table-cell>
          <table:table-cell table:style-name="ce39" office:value-type="string">
            <text:p>b.s</text:p>
          </table:table-cell>
          <table:table-cell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B2.n,ch.D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9_18-34-42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P5])+[.V5]" office:value-type="float" office:value="13">
            <text:p>13</text:p>
          </table:table-cell>
          <table:table-cell table:style-name="ce39" office:value-type="string">
            <text:p>cp</text:p>
          </table:table-cell>
          <table:table-cell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2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theme=stroke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10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P6])+[.V6]" office:value-type="float" office:value="22">
            <text:p>22</text:p>
          </table:table-cell>
          <table:table-cell table:style-name="ce39" office:value-type="string">
            <text:p>ch</text:p>
          </table:table-cell>
          <table:table-cell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office:value-type="float" office:value="22">
            <text:p>22</text:p>
          </table:table-cell>
          <table:table-cell table:style-name="ce39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capo-2,block=A;A.v-1;A.v-2</text:p>
          </table:table-cell>
          <table:table-cell table:style-name="ce45" office:value-type="string">
            <text:p>score+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table:formula="of:=COUNTIF(range_genre;[.P7])+[.V7]" office:value-type="float" office:value="2">
            <text:p>2</text:p>
          </table:table-cell>
          <table:table-cell table:style-name="ce39" office:value-type="string">
            <text:p>ct</text:p>
          </table:table-cell>
          <table:table-cell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s.1(R.2)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t.100</text:p>
          </table:table-cell>
          <table:table-cell table:number-columns-repeated="3" table:style-name="ce28" office:value-type="string">
            <text:p>-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P8])+[.V8]" office:value-type="float" office:value="11">
            <text:p>11</text:p>
          </table:table-cell>
          <table:table-cell table:style-name="ce39" office:value-type="string">
            <text:p>et</text:p>
          </table:table-cell>
          <table:table-cell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office:value-type="float" office:value="11">
            <text:p>11</text:p>
          </table:table-cell>
          <table:table-cell table:style-name="ce39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8" office:value-type="float" office:value="8">
            <text:p>8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R.1:task-1,for=harmonics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00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P9])+[.V9]" office:value-type="float" office:value="1">
            <text:p>1</text:p>
          </table:table-cell>
          <table:table-cell table:style-name="ce39" office:value-type="string">
            <text:p>fp</text:p>
          </table:table-cell>
          <table:table-cell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8" office:value-type="float" office:value="9">
            <text:p>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8</text:p>
          </table:table-cell>
          <table:table-cell table:style-name="ce34" office:value-type="string">
            <text:p>rev</text:p>
          </table:table-cell>
          <table:table-cell table:number-columns-repeated="6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P10])+[.V10]" office:value-type="float" office:value="92">
            <text:p>92</text:p>
          </table:table-cell>
          <table:table-cell table:style-name="ce39" office:value-type="string">
            <text:p>f</text:p>
          </table:table-cell>
          <table:table-cell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office:value-type="float" office:value="92">
            <text:p>92</text:p>
          </table:table-cell>
          <table:table-cell table:style-name="ce39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,cake-id=39915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table:formula="of:=COUNTIF(range_genre;[.P11])+[.V11]" office:value-type="float" office:value="1">
            <text:p>1</text:p>
          </table:table-cell>
          <table:table-cell table:style-name="ce39" office:value-type="string">
            <text:p>fs</text:p>
          </table:table-cell>
          <table:table-cell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s</text:p>
          </table:table-cell>
          <table:table-cell table:number-columns-repeated="999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P12])+[.V12]" office:value-type="float" office:value="3">
            <text:p>3</text:p>
          </table:table-cell>
          <table:table-cell table:style-name="ce39" office:value-type="string">
            <text:p>hn</text:p>
          </table:table-cell>
          <table:table-cell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P13])+[.V13]" office:value-type="float" office:value="3">
            <text:p>3</text:p>
          </table:table-cell>
          <table:table-cell table:style-name="ce39" office:value-type="string">
            <text:p>hm</text:p>
          </table:table-cell>
          <table:table-cell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m</text:p>
          </table:table-cell>
          <table:table-cell table:number-columns-repeated="999"/>
        </table:table-row>
        <table:table-row table:style-name="ro3"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P14])+[.V14]" office:value-type="float" office:value="8">
            <text:p>8</text:p>
          </table:table-cell>
          <table:table-cell table:style-name="ce39" office:value-type="string">
            <text:p>m</text:p>
          </table:table-cell>
          <table:table-cell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office:value-type="float" office:value="8">
            <text:p>8</text:p>
          </table:table-cell>
          <table:table-cell table:style-name="ce39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8" office:value-type="float" office:value="14">
            <text:p>1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table:formula="of:=COUNTIF(range_genre;[.P15])+[.V15]" office:value-type="float" office:value="32">
            <text:p>32</text:p>
          </table:table-cell>
          <table:table-cell table:style-name="ce39" office:value-type="string">
            <text:p>ot</text:p>
          </table:table-cell>
          <table:table-cell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office:value-type="float" office:value="32">
            <text:p>32</text:p>
          </table:table-cell>
          <table:table-cell table:style-name="ce39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15">
            <text:p>1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lay</text:p>
          </table:table-cell>
          <table:table-cell table:style-name="ce36" office:value-type="string">
            <text:p>seq=1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table:formula="of:=COUNTIF(range_genre;[.P16])+[.V16]" office:value-type="float" office:value="0">
            <text:p>0</text:p>
          </table:table-cell>
          <table:table-cell table:style-name="ce39" office:value-type="string">
            <text:p>p</text:p>
          </table:table-cell>
          <table:table-cell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office:value-type="float" office:value="0">
            <text:p>0</text:p>
          </table:table-cell>
          <table:table-cell table:style-name="ce39" office:value-type="string">
            <text:p>p</text:p>
          </table:table-cell>
          <table:table-cell table:number-columns-repeated="999"/>
        </table:table-row>
        <table:table-row table:style-name="ro3">
          <table:table-cell table:style-name="ce28" office:value-type="float" office:value="16">
            <text:p>1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number-columns-repeated="6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P17])+[.V17]" office:value-type="float" office:value="1">
            <text:p>1</text:p>
          </table:table-cell>
          <table:table-cell table:style-name="ce39" office:value-type="string">
            <text:p>rs</text:p>
          </table:table-cell>
          <table:table-cell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8" office:value-type="float" office:value="17">
            <text:p>1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task-1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7173,seq-progression=M1-M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P18])+[.V18]" office:value-type="float" office:value="3">
            <text:p>3</text:p>
          </table:table-cell>
          <table:table-cell table:style-name="ce39" office:value-type="string">
            <text:p>rt</text:p>
          </table:table-cell>
          <table:table-cell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8" office:value-type="float" office:value="18">
            <text:p>18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985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table:formula="of:=COUNTIF(range_genre;[.P19])+[.V19]" office:value-type="float" office:value="1">
            <text:p>1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5">
          <table:table-cell table:style-name="ce28" office:value-type="float" office:value="19">
            <text:p>1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70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8_18-36-31_000.jpg</text:p>
          </table:table-cell>
          <table:table-cell table:style-name="ce49" office:value-type="date" office:date-value="2020-03-19T09:33:00">
            <text:p>2020/3/1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P20])+[.V20]" office:value-type="float" office:value="17">
            <text:p>17</text:p>
          </table:table-cell>
          <table:table-cell table:style-name="ce39" office:value-type="string">
            <text:p>s</text:p>
          </table:table-cell>
          <table:table-cell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office:value-type="float" office:value="17">
            <text:p>17</text:p>
          </table:table-cell>
          <table:table-cell table:style-name="ce39" office:value-type="string">
            <text:p>s</text:p>
          </table:table-cell>
          <table:table-cell table:number-columns-repeated="999"/>
        </table:table-row>
        <table:table-row table:style-name="ro5">
          <table:table-cell table:style-name="ce28" office:value-type="float" office:value="20">
            <text:p>2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P21])+[.V21]" office:value-type="float" office:value="13">
            <text:p>13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5">
          <table:table-cell table:style-name="ce28" office:value-type="float" office:value="21">
            <text:p>2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P22])+[.V22]" office:value-type="float" office:value="0">
            <text:p>0</text:p>
          </table:table-cell>
          <table:table-cell table:style-name="ce39" office:value-type="string">
            <text:p>t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0">
            <text:p>20</text:p>
          </table:table-cell>
          <table:table-cell table:style-name="ce56" office:value-type="string">
            <text:p>wu</text:p>
          </table:table-cell>
          <table:table-cell table:style-name="ce58" table:formula="of:=COUNTIF(range_genre;[.P23])+[.V23]" office:value-type="float" office:value="0">
            <text:p>0</text:p>
          </table:table-cell>
          <table:table-cell table:style-name="ce39" office:value-type="string">
            <text:p>o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u</text:p>
          </table:table-cell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3">
            <text:p>23</text:p>
          </table:table-cell>
          <table:table-cell table:style-name="ce56" office:value-type="string">
            <text:p>task</text:p>
          </table:table-cell>
          <table:table-cell table:style-name="ce58" table:formula="of:=COUNTIF(range_genre;[.P24])+[.V24]" office:value-type="float" office:value="0">
            <text:p>0</text:p>
          </table:table-cell>
          <table:table-cell table:style-name="ce39" office:value-type="string">
            <text:p>tas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ask</text:p>
          </table:table-cell>
          <table:table-cell office:value-type="float" office:value="0">
            <text:p>0</text:p>
          </table:table-cell>
          <table:table-cell office:value-type="string">
            <text:p>task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/>
          <table:table-cell table:style-name="ce33"/>
          <table:table-cell table:style-name="ce34"/>
          <table:table-cell table:style-name="ce36"/>
          <table:table-cell table:style-name="ce42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29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7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3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4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2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5" table:number-columns-repeated="6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7" table:style-name="ce46" office:value-type="string">
            <text:p>*</text:p>
          </table:table-cell>
          <table:table-cell table:style-name="ce50" table:formula="of:=NOW()" office:value-type="date" office:date-value="2020-03-20T09:33:33.98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7" office:value-type="string">
            <text:p>rs-24</text:p>
          </table:table-cell>
          <table:table-cell table:number-columns-repeated="3"/>
          <table:table-cell table:style-name="ce47"/>
          <table:table-cell/>
          <table:table-cell table:style-name="ce47" office:value-type="string">
            <text:p>,tune=d.C 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38"/>
          <table:table-cell table:style-name="ce31" office:value-type="string">
            <text:p>s.?:f-71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k.D,tune=d.D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2 </text:p>
          </table:table-cell>
          <table:table-cell/>
          <table:table-cell table:style-name="ce4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3 </text:p>
          </table:table-cell>
          <table:table-cell/>
          <table:table-cell table:style-name="ce4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4 </text:p>
          </table:table-cell>
          <table:table-cell/>
          <table:table-cell table:style-name="ce4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47" office:value-type="string">
            <text:p>f-65</text:p>
          </table:table-cell>
          <table:table-cell table:number-columns-repeated="3"/>
          <table:table-cell table:style-name="ce47" office:value-type="string">
            <text:p>R=5</text:p>
          </table:table-cell>
          <table:table-cell/>
          <table:table-cell table:style-name="ce4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48"/>
          <table:table-cell table:number-columns-repeated="3"/>
          <table:table-cell table:style-name="ce48" table:number-columns-repeated="2"/>
          <table:table-cell table:style-name="ce48" office:value-type="string">
            <text:p>steps</text:p>
          </table:table-cell>
          <table:table-cell table:style-name="ce4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47" office:value-type="string">
            <text:p>copy</text:p>
          </table:table-cell>
          <table:table-cell table:number-columns-repeated="3"/>
          <table:table-cell table:style-name="ce47" office:value-type="string">
            <text:p>C – c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5]+1" office:value-type="float" office:value="2">
            <text:p>2</text:p>
          </table:table-cell>
          <table:table-cell table:style-name="ce47"/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sakura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6]+1" office:value-type="float" office:value="3">
            <text:p>3</text:p>
          </table:table-cell>
          <table:table-cell table:style-name="ce47" office:value-type="string">
            <text:p>replace : </text:p>
          </table:table-cell>
          <table:table-cell table:number-columns-repeated="3"/>
          <table:table-cell table:style-name="ce47"/>
          <table:table-cell table:style-name="ce47" office:value-type="string">
            <text:p>\|\| </text:p>
          </table:table-cell>
          <table:table-cell table:style-name="ce47"/>
          <table:table-cell table:style-name="ce4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7]+1" office:value-type="float" office:value="4">
            <text:p>4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(s\.\d+):</text:p>
          </table:table-cell>
          <table:table-cell table:style-name="ce47"/>
          <table:table-cell table:style-name="ce4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8]+1" office:value-type="float" office:value="5">
            <text:p>5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\.N,</text:p>
          </table:table-cell>
          <table:table-cell table:style-name="ce47"/>
          <table:table-cell table:style-name="ce4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39" table:formula="of:=[.D229]+1" office:value-type="float" office:value="6">
            <text:p>6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s\.(\d+?)</text:p>
          </table:table-cell>
          <table:table-cell table:style-name="ce47"/>
          <table:table-cell table:style-name="ce4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^(\d+?\t.+-\d+),</text:p>
          </table:table-cell>
          <table:table-cell table:style-name="ce47"/>
          <table:table-cell table:style-name="ce4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(\d);var</text:p>
          </table:table-cell>
          <table:table-cell table:style-name="ce47"/>
          <table:table-cell table:style-name="ce4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0]+1" office:value-type="float" office:value="7">
            <text:p>7</text:p>
          </table:table-cell>
          <table:table-cell table:style-name="ce47"/>
          <table:table-cell table:number-columns-repeated="3"/>
          <table:table-cell table:style-name="ce47" office:value-type="string">
            <text:p>C – a &gt; C – c</text:p>
          </table:table-cell>
          <table:table-cell table:style-name="ce4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3]+1" office:value-type="float" office:value="8">
            <text:p>8</text:p>
          </table:table-cell>
          <table:table-cell table:style-name="ce47" office:value-type="string">
            <text:p>paste</text:p>
          </table:table-cell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4]+1" office:value-type="float" office:value="9">
            <text:p>9</text:p>
          </table:table-cell>
          <table:table-cell table:style-name="ce47" office:value-type="string">
            <text:p>C/P : session num, code</text:p>
          </table:table-cell>
          <table:table-cell table:number-columns-repeated="3"/>
          <table:table-cell table:style-name="ce47" office:value-type="string">
            <text:p>-</text:p>
          </table:table-cell>
          <table:table-cell table:style-name="ce4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39" table:formula="of:=[.D235]+1" office:value-type="float" office:value="10">
            <text:p>10</text:p>
          </table:table-cell>
          <table:table-cell table:style-name="ce47" office:value-type="string">
            <text:p>C/P : memos</text:p>
          </table:table-cell>
          <table:table-cell table:number-columns-repeated="3"/>
          <table:table-cell table:style-name="ce4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office:value-type="float" office:value="11">
            <text:p>11</text:p>
          </table:table-cell>
          <table:table-cell table:style-name="ce47" office:value-type="string">
            <text:p>C/P : file na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2">
            <text:p>12</text:p>
          </table:table-cell>
          <table:table-cell table:style-name="ce47" office:value-type="string">
            <text:p>genr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3">
            <text:p>13</text:p>
          </table:table-cell>
          <table:table-cell table:style-name="ce47" office:value-type="string">
            <text:p>ti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4">
            <text:p>14</text:p>
          </table:table-cell>
          <table:table-cell table:style-name="ce47" office:value-type="string">
            <text:p>s.n.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5">
            <text:p>15</text:p>
          </table:table-cell>
          <table:table-cell table:style-name="ce47" office:value-type="string">
            <text:p>edit range</text:p>
          </table:table-cell>
          <table:table-cell table:number-columns-repeated="3"/>
          <table:table-cell table:style-name="ce47"/>
          <table:table-cell table:style-name="ce47" office:value-type="string">
            <text:p>M – d &gt; a</text:p>
          </table:table-cell>
          <table:table-cell table:style-name="ce47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6">
            <text:p>16</text:p>
          </table:table-cell>
          <table:table-cell table:style-name="ce47" office:value-type="string">
            <text:p>sort : col : C-D-A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8.175cm" draw:caption-point-x="-1.353cm" draw:caption-point-y="2.44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40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1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6" table:number-columns-repeated="3" table:default-cell-style-name="ce4"/>
        <table:table-column table:style-name="co7" table:default-cell-style-name="ce76"/>
        <table:table-column table:style-name="co8" table:default-cell-style-name="ce76"/>
        <table:table-column table:style-name="co1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4" table:default-cell-style-name="ce76"/>
        <table:table-row table:style-name="ro1">
          <table:table-cell table:style-name="ce60" table:formula="of:=CONCATENATE(&quot;sn(&quot;;MAX(range_sn__kb);&quot;)&quot;)" office:value-type="string" office:string-value="sn(62)">
            <text:p>sn(62)</text:p>
          </table:table-cell>
          <table:table-cell table:style-name="ce60" office:value-type="string">
            <text:p>session num</text:p>
          </table:table-cell>
          <table:table-cell table:style-name="ce60" office:value-type="string">
            <text:p>code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memos</text:p>
          </table:table-cell>
          <table:table-cell table:style-name="ce60" office:value-type="string">
            <text:p>score</text:p>
          </table:table-cell>
          <table:table-cell table:style-name="ce60" office:value-type="string">
            <text:p>tempo</text:p>
          </table:table-cell>
          <table:table-cell table:style-name="ce60" office:value-type="string">
            <text:p>key</text:p>
          </table:table-cell>
          <table:table-cell table:style-name="ce60" office:value-type="string">
            <text:p>genre</text:p>
          </table:table-cell>
          <table:table-cell table:style-name="ce60" office:value-type="string">
            <text:p>R=</text:p>
          </table:table-cell>
          <table:table-cell table:style-name="ce60" office:value-type="string">
            <text:p>file</text:p>
          </table:table-cell>
          <table:table-cell table:style-name="ce60" office:value-type="string">
            <text:p>entry</text:p>
          </table:table-cell>
          <table:table-cell table:style-name="Default"/>
          <table:table-cell table:style-name="ce85"/>
          <table:table-cell table:style-name="ce86" table:formula="of:=CONCATENATE(&quot;sn(&quot;;MAX([.O2:.O22]);&quot;)&quot;)" office:value-type="string" office:string-value="sn(20)">
            <text:p>sn(20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4"/>
        </table:table-row>
        <table:table-row table:style-name="ro2">
          <table:table-cell table:style-name="ce61" office:value-type="float" office:value="8">
            <text:p>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ar-1</text:p>
          </table:table-cell>
          <table:table-cell table:style-name="ce67"/>
          <table:table-cell table:style-name="ce69" office:value-type="string">
            <text:p>,k.C,notes=1-5-7-8-5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t.90(8<text:span text:style-name="T2">th</text:span>)</text:p>
          </table:table-cell>
          <table:table-cell table:style-name="ce79" office:value-type="string">
            <text:p>-</text:p>
          </table:table-cell>
          <table:table-cell table:style-name="ce61" office:value-type="string">
            <text:p>arpeggio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Default"/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__kb;[.P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c.p.-1</text:p>
          </table:table-cell>
          <table:table-cell table:style-name="ce67"/>
          <table:table-cell table:style-name="ce69" office:value-type="string">
            <text:p>(2),chords=C△-D△-E7 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c.p.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Default"/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__kb;[.P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1" office:value-type="float" office:value="34">
            <text:p>3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.n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8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__kb;[.P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1" office:value-type="float" office:value="29">
            <text:p>2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ch.C=patt-1,ch.D=patt-1,t.70,k.C,memo+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3">
            <text:p>3</text:p>
          </table:table-cell>
          <table:table-cell table:style-name="ce90" office:value-type="string">
            <text:p>c.p.</text:p>
          </table:table-cell>
          <table:table-cell table:style-name="ce92" table:formula="of:=COUNTIF(range_genre__kb;[.P5])" office:value-type="float" office:value="0">
            <text:p>0</text:p>
          </table:table-cell>
          <table:table-cell table:style-name="ce71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1" office:value-type="float" office:value="32">
            <text:p>3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rev</text:p>
          </table:table-cell>
          <table:table-cell table:style-name="ce73" office:value-type="string">
            <text:p>em=patt-1;p1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10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66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4">
            <text:p>4</text:p>
          </table:table-cell>
          <table:table-cell table:style-name="ce90" office:value-type="string">
            <text:p>chord</text:p>
          </table:table-cell>
          <table:table-cell table:style-name="ce92" table:formula="of:=COUNTIF(range_genre__kb;[.P6])" office:value-type="float" office:value="0">
            <text:p>0</text:p>
          </table:table-cell>
          <table:table-cell table:style-name="ce71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1" office:value-type="float" office:value="10">
            <text:p>1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var</text:p>
          </table:table-cell>
          <table:table-cell table:style-name="ce73" office:value-type="string">
            <text:p>,var,chord=D,memo+</text:p>
          </table:table-cell>
          <table:table-cell table:style-name="ce79" office:value-type="string">
            <text:p>score+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66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7">
            <text:p>17</text:p>
          </table:table-cell>
          <table:table-cell table:style-name="ce90" office:value-type="string">
            <text:p>chord-table</text:p>
          </table:table-cell>
          <table:table-cell table:style-name="ce92" table:formula="of:=COUNTIF(range_genre__kb;[.P7])" office:value-type="float" office:value="0">
            <text:p>0</text:p>
          </table:table-cell>
          <table:table-cell table:style-name="ce71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1" office:value-type="float" office:value="25">
            <text:p>2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1;chord=D△-&gt;pattern-1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6">
            <text:p>16</text:p>
          </table:table-cell>
          <table:table-cell table:style-name="ce90" office:value-type="string">
            <text:p>etude</text:p>
          </table:table-cell>
          <table:table-cell table:style-name="ce92" table:formula="of:=COUNTIF(range_genre__kb;[.P8])" office:value-type="float" office:value="0">
            <text:p>0</text:p>
          </table:table-cell>
          <table:table-cell table:style-name="ce71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1" office:value-type="float" office:value="26">
            <text:p>2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2;chord=D△-&gt;pattern-2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5">
            <text:p>5</text:p>
          </table:table-cell>
          <table:table-cell table:style-name="ce91" office:value-type="string">
            <text:p>finger positions</text:p>
          </table:table-cell>
          <table:table-cell table:style-name="ce92" table:formula="of:=COUNTIF(range_genre__kb;[.P9])" office:value-type="float" office:value="0">
            <text:p>0</text:p>
          </table:table-cell>
          <table:table-cell table:style-name="ce71" office:value-type="string">
            <text:p>fp</text:p>
          </table:table-cell>
          <table:table-cell table:number-columns-repeated="1004"/>
        </table:table-row>
        <table:table-row table:style-name="ro2">
          <table:table-cell table:number-columns-repeated="2"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/>
          <table:table-cell table:style-name="ce69" office:value-type="string">
            <text:p>(1),k.C,cp=c.p.-1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6">
            <text:p>6</text:p>
          </table:table-cell>
          <table:table-cell table:style-name="ce90" office:value-type="string">
            <text:p>frase</text:p>
          </table:table-cell>
          <table:table-cell table:style-name="ce92" table:formula="of:=COUNTIF(range_genre__kb;[.P10])+12" office:value-type="float" office:value="12">
            <text:p>12</text:p>
          </table:table-cell>
          <table:table-cell table:style-name="ce71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1" office:value-type="float" office:value="33">
            <text:p>3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7">
            <text:p>7</text:p>
          </table:table-cell>
          <table:table-cell table:style-name="ce90" office:value-type="string">
            <text:p>harmonics</text:p>
          </table:table-cell>
          <table:table-cell table:style-name="ce92" table:formula="of:=COUNTIF(range_genre__kb;[.P11])" office:value-type="float" office:value="0">
            <text:p>0</text:p>
          </table:table-cell>
          <table:table-cell table:style-name="ce71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1" office:value-type="float" office:value="35">
            <text:p>3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rev</text:p>
          </table:table-cell>
          <table:table-cell table:style-name="ce69"/>
          <table:table-cell table:number-columns-repeated="3" table:style-name="ce81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8">
            <text:p>8</text:p>
          </table:table-cell>
          <table:table-cell table:style-name="ce90" office:value-type="string">
            <text:p>harmony</text:p>
          </table:table-cell>
          <table:table-cell table:style-name="ce92" table:formula="of:=COUNTIF(range_genre__kb;[.P12])" office:value-type="float" office:value="0">
            <text:p>0</text:p>
          </table:table-cell>
          <table:table-cell table:style-name="ce71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61" office:value-type="float" office:value="36">
            <text:p>3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n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5">
            <text:p>15</text:p>
          </table:table-cell>
          <table:table-cell table:style-name="ce90" office:value-type="string">
            <text:p>memo</text:p>
          </table:table-cell>
          <table:table-cell table:style-name="ce92" table:formula="of:=COUNTIF(range_genre__kb;[.P13])" office:value-type="float" office:value="0">
            <text:p>0</text:p>
          </table:table-cell>
          <table:table-cell table:style-name="ce71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61" office:value-type="float" office:value="37">
            <text:p>3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B-melody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9">
            <text:p>19</text:p>
          </table:table-cell>
          <table:table-cell table:style-name="ce90" office:value-type="string">
            <text:p>other</text:p>
          </table:table-cell>
          <table:table-cell table:style-name="ce92" table:formula="of:=COUNTIF(range_genre__kb;[.P14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38">
            <text:p>3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7:25.6">
            <text:p>2019/11/26 11:3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9">
            <text:p>9</text:p>
          </table:table-cell>
          <table:table-cell table:style-name="ce90" office:value-type="string">
            <text:p>research</text:p>
          </table:table-cell>
          <table:table-cell table:style-name="ce92" table:formula="of:=COUNTIF(range_genre__kb;[.P15])" office:value-type="float" office:value="0">
            <text:p>0</text:p>
          </table:table-cell>
          <table:table-cell table:style-name="ce71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61" office:value-type="float" office:value="40">
            <text:p>4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0">
            <text:p>10</text:p>
          </table:table-cell>
          <table:table-cell table:style-name="ce90" office:value-type="string">
            <text:p>rhythm</text:p>
          </table:table-cell>
          <table:table-cell table:style-name="ce92" table:formula="of:=COUNTIF(range_genre__kb;[.P16])" office:value-type="float" office:value="0">
            <text:p>0</text:p>
          </table:table-cell>
          <table:table-cell table:style-name="ce71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61" office:value-type="float" office:value="39">
            <text:p>3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8:10.28">
            <text:p>2019/11/26 11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8">
            <text:p>18</text:p>
          </table:table-cell>
          <table:table-cell table:style-name="ce90" office:value-type="string">
            <text:p>scale-table</text:p>
          </table:table-cell>
          <table:table-cell table:style-name="ce92" table:formula="of:=COUNTIF(range_genre__kb;[.P17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1" office:value-type="float" office:value="41">
            <text:p>4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4">
            <text:p>14</text:p>
          </table:table-cell>
          <table:table-cell table:style-name="ce90" office:value-type="string">
            <text:p>song</text:p>
          </table:table-cell>
          <table:table-cell table:style-name="ce92" table:formula="of:=COUNTIF(range_genre__kb;[.P18])" office:value-type="float" office:value="0">
            <text:p>0</text:p>
          </table:table-cell>
          <table:table-cell table:style-name="ce71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62" office:value-type="float" office:value="51">
            <text:p>5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5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patt-1(1).n,t.70,k.C,theme=cp~1-step-up-down;LH-movement,R=2,patt-1(1)-2.n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,3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1">
            <text:p>11</text:p>
          </table:table-cell>
          <table:table-cell table:style-name="ce90" office:value-type="string">
            <text:p>struct</text:p>
          </table:table-cell>
          <table:table-cell table:style-name="ce92" table:formula="of:=COUNTIF(range_genre__kb;[.P19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2" office:value-type="float" office:value="52">
            <text:p>5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1(2),orig=fs-1:1224-1,sn=1225-1(f-16),score~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2">
            <text:p>12</text:p>
          </table:table-cell>
          <table:table-cell table:style-name="ce90" office:value-type="string">
            <text:p>technique</text:p>
          </table:table-cell>
          <table:table-cell table:style-name="ce92" table:formula="of:=COUNTIF(range_genre__kb;[.P20])" office:value-type="float" office:value="0">
            <text:p>0</text:p>
          </table:table-cell>
          <table:table-cell table:style-name="ce71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62" office:value-type="float" office:value="53">
            <text:p>5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,score+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0">
            <text:p>20</text:p>
          </table:table-cell>
          <table:table-cell table:style-name="ce90" office:value-type="string">
            <text:p>wu</text:p>
          </table:table-cell>
          <table:table-cell table:style-name="ce92" table:formula="of:=COUNTIF(range_genre__kb;[.P21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54">
            <text:p>5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score+,block=A,k.C;F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3_17-26-04_000.jpg</text:p>
          </table:table-cell>
          <table:table-cell table:style-name="ce83" office:value-type="date" office:date-value="2020-02-04T10:43:24">
            <text:p>2020/2/4 10:4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/>
          <table:table-cell table:style-name="ce90"/>
          <table:table-cell table:style-name="ce92"/>
          <table:table-cell table:style-name="ce71"/>
          <table:table-cell table:number-columns-repeated="1004"/>
        </table:table-row>
        <table:table-row table:style-name="ro3">
          <table:table-cell table:style-name="ce61" office:value-type="float" office:value="55">
            <text:p>5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2019-1224,mov-loc=02:15~,block=B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4_18-10-26_000.jpg</text:p>
          </table:table-cell>
          <table:table-cell table:style-name="ce83" office:value-type="date" office:date-value="2020-02-05T11:16:53.99">
            <text:p>2020/2/5 11:1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6">
            <text:p>56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1">
            <text:p>1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7">
            <text:p>5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C.n,patt-~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2">
            <text:p>2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8">
            <text:p>5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9">
            <text:p>5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D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0">
            <text:p>6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1;B2,patt=block-B:patt-2.n,tone=009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5">
            <text:p>4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f-2.N,cp=1-5-6m-3m/4-1-4-5,R=1(domino),R=1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0">
            <text:p>3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eigen-memo=p.1_sec-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1">
            <text:p>21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cp=1-5-6m-3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">
            <text:p>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7">
            <text:p>4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f-2,var,R=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1:00:14.020001">
            <text:p>2019/12/22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7"/>
          <table:table-cell table:style-name="ce69" office:value-type="string">
            <text:p>,cp=1-5-6m-3m/4-1-4-5,R=1(domino)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1v,1d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6">
            <text:p>46</text:p>
          </table:table-cell>
          <table:table-cell table:style-name="ce65" office:value-type="float" office:value="4">
            <text:p>4</text:p>
          </table:table-cell>
          <table:table-cell table:style-name="ce67" office:value-type="string">
            <text:p>f-3</text:p>
          </table:table-cell>
          <table:table-cell table:style-name="ce69" office:value-type="string">
            <text:p>n</text:p>
          </table:table-cell>
          <table:table-cell table:style-name="ce74" office:value-type="string">
            <text:p>f-3.N,th=6th-note,R=4</text:p>
          </table:table-cell>
          <table:table-cell table:style-name="ce79" table:number-columns-repeated="3"/>
          <table:table-cell table:style-name="ce66" office:value-type="string">
            <text:p>frase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0">
            <text:p>20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3">
            <text:p>13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R=3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7">
            <text:p>17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7">
            <text:p>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3</text:p>
          </table:table-cell>
          <table:table-cell table:style-name="ce67"/>
          <table:table-cell table:style-name="ce69" office:value-type="string">
            <text:p>,th=6th-not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1">
            <text:p>11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R=1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5">
            <text:p>1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9">
            <text:p>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4</text:p>
          </table:table-cell>
          <table:table-cell table:style-name="ce67"/>
          <table:table-cell table:style-name="ce69" office:value-type="string">
            <text:p>,k.Dm,notes=L3m-1-5-5m+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9">
            <text:p>1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k.F#m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2">
            <text:p>12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R=2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6">
            <text:p>16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8">
            <text:p>2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practice 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/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3">
            <text:p>23</text:p>
          </table:table-cell>
          <table:table-cell table:style-name="ce61" office:value-type="float" office:value="5">
            <text:p>5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var,time=0.00~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5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4">
            <text:p>14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6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4">
            <text:p>2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7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f-6(--&gt; f-7),practice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8">
            <text:p>18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7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2">
            <text:p>22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8</text:p>
          </table:table-cell>
          <table:table-cell table:style-name="ce67"/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7">
            <text:p>2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1">
            <text:p>31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genre=blues-lik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3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1">
            <text:p>6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s-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.n,k.Am,score~</text:p>
          </table:table-cell>
          <table:table-cell table:style-name="ce79" table:number-columns-repeated="3"/>
          <table:table-cell table:style-name="ce61" office:value-type="string">
            <text:p>fs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">
            <text:p>3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m-1</text:p>
          </table:table-cell>
          <table:table-cell table:style-name="ce67"/>
          <table:table-cell table:style-name="ce69" office:value-type="string">
            <text:p>(3) LH.movement-1</text:p>
          </table:table-cell>
          <table:table-cell table:style-name="ce79" table:number-columns-repeated="3"/>
          <table:table-cell table:style-name="ce61" office:value-type="string">
            <text:p>memo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4">
            <text:p>44</text:p>
          </table:table-cell>
          <table:table-cell table:style-name="ce66" office:value-type="float" office:value="3">
            <text:p>3</text:p>
          </table:table-cell>
          <table:table-cell table:style-name="ce65" office:value-type="string">
            <text:p>r-1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cp=1-5-6m-3m/4-1-4-5,k.D,k.F#m,R=3</text:p>
          </table:table-cell>
          <table:table-cell table:style-name="ce79" table:number-columns-repeated="3"/>
          <table:table-cell table:style-name="ce62" office:value-type="string">
            <text:p>research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7:28.46">
            <text:p>2019/12/22 10:5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2">
            <text:p>42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.n,t.80,score+,k.C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5_17-23-52_000.jpg</text:p>
          </table:table-cell>
          <table:table-cell table:style-name="ce83" office:value-type="date" office:date-value="2019-12-16T09:38:59.19">
            <text:p>2019/12/16 9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3">
            <text:p>43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n-2(1).n,n-2(2).n,n-2(3).n,t.90,score+,k.C</text:p>
          </table:table-cell>
          <table:table-cell table:style-name="ce79" table:number-columns-repeated="3"/>
          <table:table-cell table:style-name="ce62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9_15-20-59_000.jpg</text:p>
          </table:table-cell>
          <table:table-cell table:style-name="ce83" office:value-type="date" office:date-value="2019-12-20T09:32:19.38">
            <text:p>2019/12/20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8">
            <text:p>4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t.80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09-11-56_000.jpg</text:p>
          </table:table-cell>
          <table:table-cell table:style-name="ce83" office:value-type="date" office:date-value="2019-12-22T11:30:40.73">
            <text:p>2019/12/22 11:3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9">
            <text:p>4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rev</text:p>
          </table:table-cell>
          <table:table-cell table:style-name="ce69" office:value-type="string">
            <text:p>n-2(3).n,score+,n-2(4),src=k-1219-1:3.50,n-2(4)-2,score+,k.C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18-00-07_000.jpg</text:p>
          </table:table-cell>
          <table:table-cell table:style-name="ce83" office:value-type="date" office:date-value="2019-12-22T11:31:16.11">
            <text:p>2019/12/22 11:3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50">
            <text:p>5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n-2(4)-3.n,score+,n-2(5)-1.n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">
            <text:p>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rs-1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,cp=1-5-6m-3m/4-1-4-5,k.D,k.F#m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2">
            <text:p>6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video=k-2020-0209-1,block=B.patt-2</text:p>
          </table:table-cell>
          <table:table-cell table:style-name="ce79" office:value-type="string">
            <text:p>score+</text:p>
          </table:table-cell>
          <table:table-cell table:number-columns-repeated="3" table:style-name="ce79" office:value-type="string">
            <text:p>-</text:p>
          </table:table-cell>
          <table:table-cell table:style-name="ce66" office:value-type="string">
            <text:p>R=1</text:p>
          </table:table-cell>
          <table:table-cell table:style-name="ce74" office:value-type="string">
            <text:p>2020-03-14_18-49-11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7" table:style-name="ce75" office:value-type="string">
            <text:p>*</text:p>
          </table:table-cell>
          <table:table-cell table:style-name="ce84" table:formula="of:=NOW()" office:value-type="date" office:date-value="2020-03-20T09:33:34.15">
            <text:p>2020/3/20 9:3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4"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7" office:value-type="string">
            <text:p>rs-24</text:p>
          </table:table-cell>
          <table:table-cell table:style-name="ce79" table:number-columns-repeated="3"/>
          <table:table-cell table:style-name="ce77"/>
          <table:table-cell/>
          <table:table-cell table:style-name="ce77" office:value-type="string">
            <text:p>,tune=d.C 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64" office:value-type="string">
            <text:p>s.?:f-71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k.D,tune=d.D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2 </text:p>
          </table:table-cell>
          <table:table-cell/>
          <table:table-cell table:style-name="ce7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3 </text:p>
          </table:table-cell>
          <table:table-cell/>
          <table:table-cell table:style-name="ce7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4 </text:p>
          </table:table-cell>
          <table:table-cell/>
          <table:table-cell table:style-name="ce7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7" office:value-type="string">
            <text:p>f-65</text:p>
          </table:table-cell>
          <table:table-cell table:style-name="ce79" table:number-columns-repeated="3"/>
          <table:table-cell table:style-name="ce77" office:value-type="string">
            <text:p>R=5</text:p>
          </table:table-cell>
          <table:table-cell/>
          <table:table-cell table:style-name="ce7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table:style-name="ce78"/>
          <table:table-cell table:style-name="ce79" table:number-columns-repeated="3"/>
          <table:table-cell table:style-name="ce78" table:number-columns-repeated="2"/>
          <table:table-cell table:style-name="ce78" office:value-type="string">
            <text:p>steps</text:p>
          </table:table-cell>
          <table:table-cell table:style-name="ce7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9" table:number-columns-repeated="3"/>
          <table:table-cell table:style-name="ce77" office:value-type="string">
            <text:p>C – c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5]+1" office:value-type="float" office:value="2">
            <text:p>2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6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\|\| </text:p>
          </table:table-cell>
          <table:table-cell table:style-name="ce77"/>
          <table:table-cell table:style-name="ce7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7]+1" office:value-type="float" office:value="4">
            <text:p>4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s\.\d+):</text:p>
          </table:table-cell>
          <table:table-cell table:style-name="ce77"/>
          <table:table-cell table:style-name="ce7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8]+1" office:value-type="float" office:value="5">
            <text:p>5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\.N,</text:p>
          </table:table-cell>
          <table:table-cell table:style-name="ce77"/>
          <table:table-cell table:style-name="ce7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71" table:formula="of:=[.D89]+1" office:value-type="float" office:value="6">
            <text:p>6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s\.(\d+?)</text:p>
          </table:table-cell>
          <table:table-cell table:style-name="ce77"/>
          <table:table-cell table:style-name="ce7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^(\d+?\t.+-\d+),</text:p>
          </table:table-cell>
          <table:table-cell table:style-name="ce77"/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\d);var</text:p>
          </table:table-cell>
          <table:table-cell table:style-name="ce77"/>
          <table:table-cell table:style-name="ce7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0]+1" office:value-type="float" office:value="7">
            <text:p>7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a &gt; C – c</text:p>
          </table:table-cell>
          <table:table-cell table:style-name="ce7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3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4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9" table:number-columns-repeated="3"/>
          <table:table-cell table:style-name="ce77" office:value-type="string">
            <text:p>-</text:p>
          </table:table-cell>
          <table:table-cell table:style-name="ce7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71" table:formula="of:=[.D95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9" table:number-columns-repeated="3"/>
          <table:table-cell table:style-name="ce7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9" table:number-columns-repeated="3"/>
          <table:table-cell table:style-name="ce7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M – d &gt; a</text:p>
          </table:table-cell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3" table:number-rows-repeated="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74.077cm" draw:caption-point-x="-1.353cm" draw:caption-point-y="2.4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style-name="ce79" table:number-columns-repeated="2"/>
          <table:table-cell table:style-name="ce79"/>
          <table:table-cell office:value-type="string">
            <text:p>2v</text:p>
          </table:table-cell>
          <table:table-cell table:formula="of:=MID([.H115];6;2)">
            <text:p/>
          </table:table-cell>
          <table:table-cell office:value-type="string">
            <text:p>2019-09-30_18-28-44_000.jpg</text:p>
          </table:table-cell>
          <table:table-cell table:formula="of:=MID([.K11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style-name="ce79"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115;[.L115];&quot;-&quot;;LEFT(#ref!11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style-name="ce79" table:number-columns-repeated="3"/>
          <table:table-cell table:number-columns-repeated="2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style-name="ce79" table:number-columns-repeated="3"/>
          <table:table-cell table:number-columns-repeated="2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6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 table:number-rows-repeated="2">
          <table:table-cell table:number-columns-repeated="5"/>
          <table:table-cell table:style-name="ce79" table:number-columns-repeated="2"/>
          <table:table-cell table:style-name="ce80"/>
          <table:table-cell table:number-columns-repeated="1014"/>
        </table:table-row>
        <table:table-row table:style-name="ro3" table:number-rows-repeated="3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number-columns-repeated="3" table:style-name="ce46" office:value-type="string">
            <text:p>*</text:p>
          </table:table-cell>
          <table:table-cell table:number-columns-repeated="1014"/>
        </table:table-row>
        <table:table-row table:style-name="ro3" table:number-rows-repeated="104836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la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cla);&quot;)&quot;)" office:value-type="string" office:string-value="sn(19)">
            <text:p>sn(1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score+</text:p>
          </table:table-cell>
          <table:table-cell table:style-name="ce94" table:number-columns-repeated="3"/>
          <table:table-cell table:style-name="ce94" office:value-type="string">
            <text:p>frase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2020-02-09_10-38-04_000.jpg</text:p>
          </table:table-cell>
          <table:table-cell table:style-name="ce99" office:value-type="date" office:date-value="2020-02-10T11:37:13.7">
            <text:p>2020/2/10 11:37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__kb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??,swing+,k.C,component=vibrato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string">
            <text:p>1,2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__kb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t.60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__kb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94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:task-1,for=smooth-sequence,swing+,k.C,component=vibrato,t.65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__kb;[.P5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94" office:value-type="float" office:value="5">
            <text:p>5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1,2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1:34.56">
            <text:p>2020/2/12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__kb;[.P6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94" office:value-type="float" office:value="6">
            <text:p>6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,4-up-down-in-1-beat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float" office:value="3">
            <text:p>3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4:58.44">
            <text:p>2020/2/12 8:4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genre__kb;[.P7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94" office:value-type="float" office:value="7">
            <text:p>7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2,for=smooth-sequence</text:p>
          </table:table-cell>
          <table:table-cell table:style-name="ce94" office:value-type="string">
            <text:p>+</text:p>
          </table:table-cell>
          <table:table-cell table:style-name="ce94" office:value-type="float" office:value="65">
            <text:p>6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6:06.700001">
            <text:p>2020/2/12 8:4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__kb;[.P8])" office:value-type="float" office:value="0">
            <text:p>0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94" office:value-type="float" office:value="8">
            <text:p>8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ask-2,for=smooth-sequence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__kb;[.P9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94" office:value-type="float" office:value="9">
            <text:p>9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genre=tune-of-today</text:p>
          </table:table-cell>
          <table:table-cell table:style-name="ce94" office:value-type="string">
            <text:p>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__kb;[.P10])+12" office:value-type="float" office:value="12">
            <text:p>12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94" office:value-type="float" office:value="10">
            <text:p>10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1,for=smooth-sequence:F-A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80">
            <text:p>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__kb;[.P11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94" office:value-type="float" office:value="11">
            <text:p>11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-2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t.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genre__kb;[.P12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94" office:value-type="float" office:value="12">
            <text:p>12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3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lock-A,block-B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C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1,2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3">
            <text:p>13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-1,seq=F-A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4">
            <text:p>14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基本練習,long-breath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5">
            <text:p>15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asic-practice,notes=E3~G#3(5-notes),diagram+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6">
            <text:p>16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bp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ote-progression=G3-G#3</text:p>
          </table:table-cell>
          <table:table-cell table:style-name="ce94" office:value-type="string">
            <text:p>score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7">
            <text:p>17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bp-2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8">
            <text:p>18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r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cp-3-3m-1,k.F-A♭-A-F;ch.C-E♭-E-C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r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9">
            <text:p>19</text:p>
          </table:table-cell>
          <table:table-cell table:style-name="ce94" office:value-type="float" office:value="4">
            <text:p>4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1:task-1,note-progression=k.F-A♭-A;A3-F3(L)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0">
            <text:p>20</text:p>
          </table:table-cell>
          <table:table-cell table:style-name="ce94" office:value-type="float" office:value="5">
            <text:p>5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for=fast-fingering,ch.C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1">
            <text:p>21</text:p>
          </table:table-cell>
          <table:table-cell table:style-name="ce94" office:value-type="float" office:value="6">
            <text:p>6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-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fs</text:p>
          </table:table-cell>
          <table:table-cell table:style-name="ce94" office:value-type="string">
            <text:p>R=1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2">
            <text:p>22</text:p>
          </table:table-cell>
          <table:table-cell table:style-name="ce94" office:value-type="float" office:value="7">
            <text:p>7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2:task-1,for=fill-in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00</text:p>
          </table:table-cell>
          <table:table-cell table:style-name="ce94" office:value-type="string">
            <text:p>ch.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3-20T09:33:34.28">
            <text:p>2020/3/20 9:33</text:p>
          </table:table-cell>
          <table:table-cell/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__kb;[.P31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__kb;[.P32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genre__kb;[.P33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__kb;[.P34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__kb;[.P35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genre__kb;[.P36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__kb;[.P37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__kb;[.P3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__kb;[.P39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genre__kb;[.P40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401cm" draw:caption-point-x="-1.353cm" draw:caption-point-y="2.4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2" table:default-cell-style-name="ce107"/>
        <table:table-row table:style-name="ro1">
          <table:table-cell table:style-name="ce100" table:formula="of:=CONCATENATE(&quot;sn(&quot;;MAX(range_sn);&quot;)&quot;)" office:value-type="string" office:string-value="sn(21)">
            <text:p>sn(21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tempo</text:p>
          </table:table-cell>
          <table:table-cell table:style-name="ce100"/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2"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2</text:p>
          </table:table-cell>
          <table:table-cell table:style-name="ce104" office:value-type="string">
            <text:p>patt</text:p>
          </table:table-cell>
          <table:table-cell table:style-name="ce104"/>
          <table:table-cell table:style-name="ce101" office:value-type="string">
            <text:p>~</text:p>
          </table:table-cell>
          <table:table-cell table:style-name="ce104" office:value-type="float" office:value="1">
            <text:p>1</text:p>
          </table:table-cell>
          <table:table-cell table:style-name="ce101" office:value-type="float" office:value="70">
            <text:p>70</text:p>
          </table:table-cell>
          <table:table-cell table:style-name="ce101"/>
          <table:table-cell table:style-name="ce108" office:value-type="date" office:date-value="2020-02-11T08:32:36.930001">
            <text:p>2020/2/11 8:32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office:value-type="float" office:value="2">
            <text:p>2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1</text:p>
          </table:table-cell>
          <table:table-cell table:style-name="ce104"/>
          <table:table-cell table:style-name="ce104" office:value-type="string">
            <text:p>:passage-1.n</text:p>
          </table:table-cell>
          <table:table-cell table:style-name="ce101" office:value-type="string">
            <text:p>+</text:p>
          </table:table-cell>
          <table:table-cell table:style-name="ce104" office:value-type="float" office:value="2">
            <text:p>2</text:p>
          </table:table-cell>
          <table:table-cell table:style-name="ce101" office:value-type="float" office:value="80">
            <text:p>80</text:p>
          </table:table-cell>
          <table:table-cell table:style-name="ce101"/>
          <table:table-cell table:style-name="ce108" office:value-type="date" office:date-value="2020-02-11T08:35:13.14">
            <text:p>2020/2/11 8:35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/>
          <table:table-cell table:style-name="ce105" table:number-columns-repeated="2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8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3-20T09:33:34.38">
            <text:p>2020/3/20 9:33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1" table:default-cell-style-name="ce107"/>
        <table:table-row table:style-name="ro1">
          <table:table-cell table:style-name="ce100" table:formula="of:=CONCATENATE(&quot;sn(&quot;;MAX(range_sn);&quot;)&quot;)" office:value-type="string" office:string-value="sn(21)">
            <text:p>sn(21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tempo</text:p>
          </table:table-cell>
          <table:table-cell table:style-name="ce100" office:value-type="string">
            <text:p>component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1"/>
        </table:table-row>
        <table:table-row table:style-name="ro2">
          <table:table-cell table:style-name="ce111" office:value-type="float" office:value="1">
            <text:p>1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1">
            <text:p>1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2">
            <text:p>2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2">
            <text:p>2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3">
            <text:p>3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patt-1</text:p>
          </table:table-cell>
          <table:table-cell table:style-name="ce111" office:value-type="string">
            <text:p>+</text:p>
          </table:table-cell>
          <table:table-cell table:style-name="ce111" office:value-type="float" office:value="60">
            <text:p>60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3">
            <text:p>3</text:p>
          </table:table-cell>
          <table:table-cell table:style-name="ce114" office:value-type="date" office:date-value="2020-02-11T08:40:27.340001">
            <text:p>2020/2/11 8:40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4">
            <text:p>4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task</text:p>
          </table:table-cell>
          <table:table-cell table:style-name="ce112" office:value-type="string">
            <text:p>task-1</text:p>
          </table:table-cell>
          <table:table-cell table:style-name="ce111" office:value-type="string">
            <text:p>+</text:p>
          </table:table-cell>
          <table:table-cell table:style-name="ce111" office:value-type="float" office:value="65">
            <text:p>65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4">
            <text:p>4</text:p>
          </table:table-cell>
          <table:table-cell table:style-name="ce114" office:value-type="date" office:date-value="2020-02-11T08:41:09.46">
            <text:p>2020/2/11 8:4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/>
          <table:table-cell table:style-name="ce113" table:number-columns-repeated="2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8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3-20T09:33:34.46">
            <text:p>2020/3/20 9:33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8"/>
        <table:table-column table:style-name="co19" table:default-cell-style-name="ce38"/>
        <table:table-column table:style-name="co27" table:default-cell-style-name="ce38"/>
        <table:table-column table:style-name="co11" table:default-cell-style-name="ce38"/>
        <table:table-column table:style-name="co12" table:default-cell-style-name="ce38"/>
        <table:table-column table:style-name="co17" table:number-columns-repeated="1008" table:default-cell-style-name="ce38"/>
        <table:table-row table:style-name="ro1">
          <table:table-cell table:style-name="ce115" table:formula="of:=CONCATENATE(&quot;sn(&quot;;MAX([.A2:.A15]);&quot;)&quot;)" office:value-type="string" office:string-value="sn(6)">
            <text:p>sn(6)</text:p>
          </table:table-cell>
          <table:table-cell table:style-name="ce115"/>
          <table:table-cell table:style-name="ce115" office:value-type="string">
            <text:p>example</text:p>
          </table:table-cell>
          <table:table-cell table:style-name="ce115" table:number-columns-repeated="2"/>
          <table:table-cell table:style-name="ce115" office:value-type="string">
            <text:p>entry</text:p>
          </table:table-cell>
          <table:table-cell/>
          <table:table-cell table:style-name="ce51"/>
          <table:table-cell table:number-columns-repeated="1008"/>
        </table:table-row>
        <table:table-row table:style-name="ro2">
          <table:table-cell table:style-name="ce116" office:value-type="float" office:value="1">
            <text:p>1</text:p>
          </table:table-cell>
          <table:table-cell table:style-name="ce117" office:value-type="string">
            <text:p>use=</text:p>
          </table:table-cell>
          <table:table-cell table:style-name="ce118" office:value-type="string">
            <text:p>use=st-1</text:p>
          </table:table-cell>
          <table:table-cell table:style-name="ce119" office:value-type="string">
            <text:p>this piece use a scale whose id is “st-1”</text:p>
          </table:table-cell>
          <table:table-cell table:style-name="ce120"/>
          <table:table-cell table:style-name="ce121" office:value-type="date" office:date-value="2019-10-24T09:52:32.37">
            <text:p>19/10/24 09:52</text:p>
          </table:table-cell>
          <table:table-cell/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2">
            <text:p>2</text:p>
          </table:table-cell>
          <table:table-cell table:style-name="ce117" office:value-type="string">
            <text:p>em=</text:p>
          </table:table-cell>
          <table:table-cell table:style-name="ce118" office:value-type="string">
            <text:p>em=2p;3s</text:p>
          </table:table-cell>
          <table:table-cell table:style-name="ce119" office:value-type="string">
            <text:p>eigen memo, page 2, section 3</text:p>
          </table:table-cell>
          <table:table-cell table:style-name="ce120"/>
          <table:table-cell table:style-name="ce121" office:value-type="date" office:date-value="2019-10-24T09:54:03.43">
            <text:p>19/10/24 09:54</text:p>
          </table:table-cell>
          <table:table-cell/>
          <table:table-cell table:style-name="ce46"/>
          <table:table-cell table:number-columns-repeated="1008"/>
        </table:table-row>
        <table:table-row table:style-name="ro9">
          <table:table-cell table:style-name="ce116" office:value-type="float" office:value="3">
            <text:p>3</text:p>
          </table:table-cell>
          <table:table-cell table:style-name="ce118" office:value-type="string">
            <text:p>theme=</text:p>
          </table:table-cell>
          <table:table-cell table:style-name="ce118" office:value-type="string">
            <text:p>theme=flamenco</text:p>
          </table:table-cell>
          <table:table-cell table:style-name="ce119" office:value-type="string">
            <text:p>this piece has a theme, i.e. what this piece is about, which genre this piece is in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51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4">
            <text:p>4</text:p>
          </table:table-cell>
          <table:table-cell table:style-name="ce118" office:value-type="string">
            <text:p>symbols+</text:p>
          </table:table-cell>
          <table:table-cell table:style-name="ce118" office:value-type="string">
            <text:p>symbols+</text:p>
          </table:table-cell>
          <table:table-cell table:style-name="ce119" office:value-type="string">
            <text:p>new symbols introduced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5">
            <text:p>5</text:p>
          </table:table-cell>
          <table:table-cell table:style-name="ce117" office:value-type="string">
            <text:p>ct</text:p>
          </table:table-cell>
          <table:table-cell table:style-name="ce118" office:value-type="string">
            <text:p>chord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6">
            <text:p>6</text:p>
          </table:table-cell>
          <table:table-cell table:style-name="ce117" office:value-type="string">
            <text:p>st</text:p>
          </table:table-cell>
          <table:table-cell table:style-name="ce118" office:value-type="string">
            <text:p>scale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9">
          <table:table-cell table:number-columns-repeated="3" table:style-name="ce30" office:value-type="string">
            <text:p>*</text:p>
          </table:table-cell>
          <table:table-cell table:number-columns-repeated="2" table:style-name="ce46" office:value-type="string">
            <text:p>*</text:p>
          </table:table-cell>
          <table:table-cell table:style-name="ce50" table:formula="of:=NOW()" office:value-type="date" office:date-value="2020-03-20T09:33:34.55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number-columns-repeated="6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28)">
            <text:p>sn(28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22" office:value-type="float" office:value="11">
            <text:p>11</text:p>
          </table:table-cell>
          <table:table-cell table:style-name="ce123" office:value-type="string">
            <text:p>arpeggio patterns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22" office:value-type="float" office:value="9">
            <text:p>9</text:p>
          </table:table-cell>
          <table:table-cell table:style-name="ce123" office:value-type="string">
            <text:p>chord-table</text:p>
          </table:table-cell>
          <table:table-cell table:style-name="ce124" office:value-type="string">
            <text:p>tune=KAKI-1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22" office:value-type="float" office:value="23">
            <text:p>23</text:p>
          </table:table-cell>
          <table:table-cell table:style-name="ce123" office:value-type="string">
            <text:p>ct-2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2T15:52:29">
            <text:p>2019/10/22 15:52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22" office:value-type="float" office:value="14">
            <text:p>14</text:p>
          </table:table-cell>
          <table:table-cell table:style-name="ce124" office:value-type="string">
            <text:p>et-1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22" office:value-type="float" office:value="28">
            <text:p>28</text:p>
          </table:table-cell>
          <table:table-cell table:style-name="ce123" office:value-type="string">
            <text:p>et-1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22" office:value-type="float" office:value="17">
            <text:p>17</text:p>
          </table:table-cell>
          <table:table-cell table:style-name="ce123" office:value-type="string">
            <text:p>et-2</text:p>
          </table:table-cell>
          <table:table-cell table:style-name="ce124" office:value-type="string">
            <text:p>flamenco-like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22" office:value-type="float" office:value="16">
            <text:p>16</text:p>
          </table:table-cell>
          <table:table-cell table:style-name="ce123" office:value-type="string">
            <text:p>et-3</text:p>
          </table:table-cell>
          <table:table-cell table:style-name="ce124" office:value-type="string">
            <text:p>harmonics-down</text:p>
          </table:table-cell>
          <table:table-cell table:style-name="ce125"/>
          <table:table-cell table:style-name="ce128"/>
          <table:table-cell table:style-name="ce131" table:number-columns-repeated="3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22" office:value-type="float" office:value="18">
            <text:p>18</text:p>
          </table:table-cell>
          <table:table-cell table:style-name="ce123" office:value-type="string">
            <text:p>et-4</text:p>
          </table:table-cell>
          <table:table-cell table:style-name="ce124" office:value-type="string">
            <text:p>tune=DADGAD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22" office:value-type="float" office:value="19">
            <text:p>19</text:p>
          </table:table-cell>
          <table:table-cell table:style-name="ce123" office:value-type="string">
            <text:p>et-5</text:p>
          </table:table-cell>
          <table:table-cell table:style-name="ce124" office:value-type="string">
            <text:p>harmonics</text:p>
          </table:table-cell>
          <table:table-cell table:style-name="ce126" office:value-type="string">
            <text:p>several locations</text:p>
          </table:table-cell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22" office:value-type="float" office:value="20">
            <text:p>20</text:p>
          </table:table-cell>
          <table:table-cell table:style-name="ce123" office:value-type="string">
            <text:p>et-6</text:p>
          </table:table-cell>
          <table:table-cell table:style-name="ce124" office:value-type="string">
            <text:p>flamenco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22" office:value-type="float" office:value="22">
            <text:p>22</text:p>
          </table:table-cell>
          <table:table-cell table:style-name="ce123" office:value-type="string">
            <text:p>et-7</text:p>
          </table:table-cell>
          <table:table-cell table:style-name="ce124"/>
          <table:table-cell table:style-name="ce127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22" office:value-type="float" office:value="24">
            <text:p>24</text:p>
          </table:table-cell>
          <table:table-cell table:style-name="ce123" office:value-type="string">
            <text:p>et-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22" office:value-type="float" office:value="25">
            <text:p>25</text:p>
          </table:table-cell>
          <table:table-cell table:style-name="ce123" office:value-type="string">
            <text:p>et-9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22" office:value-type="float" office:value="2">
            <text:p>2</text:p>
          </table:table-cell>
          <table:table-cell table:style-name="ce123" office:value-type="string">
            <text:p>f-59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22" office:value-type="float" office:value="3">
            <text:p>3</text:p>
          </table:table-cell>
          <table:table-cell table:style-name="ce123" office:value-type="string">
            <text:p>f-6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22" office:value-type="float" office:value="5">
            <text:p>5</text:p>
          </table:table-cell>
          <table:table-cell table:style-name="ce124" office:value-type="string">
            <text:p>f-66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 table:number-columns-repeated="2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22" office:value-type="float" office:value="6">
            <text:p>6</text:p>
          </table:table-cell>
          <table:table-cell table:style-name="ce123" office:value-type="string">
            <text:p>f-75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8">
            <text:p>8</text:p>
          </table:table-cell>
          <table:table-cell table:style-name="ce123" office:value-type="string">
            <text:p>f-77</text:p>
          </table:table-cell>
          <table:table-cell table:style-name="ce124" office:value-type="string">
            <text:p>stomp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7">
            <text:p>7</text:p>
          </table:table-cell>
          <table:table-cell table:style-name="ce123" office:value-type="string">
            <text:p>f-7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5">
            <text:p>15</text:p>
          </table:table-cell>
          <table:table-cell table:style-name="ce123" office:value-type="string">
            <text:p>f-79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2">
            <text:p>12</text:p>
          </table:table-cell>
          <table:table-cell table:style-name="ce123" office:value-type="string">
            <text:p>f-8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3">
            <text:p>13</text:p>
          </table:table-cell>
          <table:table-cell table:style-name="ce123" office:value-type="string">
            <text:p>f-82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1">
            <text:p>21</text:p>
          </table:table-cell>
          <table:table-cell table:style-name="ce123" office:value-type="string">
            <text:p>f-83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0">
            <text:p>10</text:p>
          </table:table-cell>
          <table:table-cell table:style-name="ce123" office:value-type="string">
            <text:p>rs-27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4">
            <text:p>4</text:p>
          </table:table-cell>
          <table:table-cell table:style-name="ce123" office:value-type="string">
            <text:p>s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">
            <text:p>1</text:p>
          </table:table-cell>
          <table:table-cell table:style-name="ce123" office:value-type="string">
            <text:p>s-4</text:p>
          </table:table-cell>
          <table:table-cell table:style-name="ce124"/>
          <table:table-cell table:style-name="ce129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6">
            <text:p>26</text:p>
          </table:table-cell>
          <table:table-cell table:style-name="ce123" office:value-type="string">
            <text:p>st-1</text:p>
          </table:table-cell>
          <table:table-cell table:style-name="ce124" office:value-type="string">
            <text:p>k.A,k.D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7">
            <text:p>27</text:p>
          </table:table-cell>
          <table:table-cell table:style-name="ce123" office:value-type="string">
            <text:p>task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3-20T09:33:34.65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21)">
            <text:p>sn(21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section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35" office:value-type="float" office:value="1">
            <text:p>1</text:p>
          </table:table-cell>
          <table:table-cell table:style-name="ce137"/>
          <table:table-cell table:style-name="ce138" office:value-type="string">
            <text:p>s-4</text:p>
          </table:table-cell>
          <table:table-cell table:style-name="ce139" office:value-type="string">
            <text:p>1</text:p>
          </table:table-cell>
          <table:table-cell table:style-name="ce137" office:value-type="string">
            <text:p>s.1:patt-2,k.E</text:p>
          </table:table-cell>
          <table:table-cell table:style-name="ce141" office:value-type="string">
            <text:p>2019-10-05_18-41-36_000.jpg</text:p>
          </table:table-cell>
          <table:table-cell table:style-name="ce136"/>
          <table:table-cell table:style-name="ce137"/>
          <table:table-cell table:style-name="ce142" office:value-type="date" office:date-value="2019-10-06T08:06:14.08">
            <text:p>2019/10/6 8:0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35" office:value-type="float" office:value="2">
            <text:p>2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1</text:p>
          </table:table-cell>
          <table:table-cell table:style-name="ce137" office:value-type="string">
            <text:p>s.1:opening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35" office:value-type="float" office:value="3">
            <text:p>3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2</text:p>
          </table:table-cell>
          <table:table-cell table:style-name="ce137" office:value-type="string">
            <text:p>patt-2,静か,t.70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36" office:value-type="float" office:value="4">
            <text:p>4</text:p>
          </table:table-cell>
          <table:table-cell table:style-name="ce136"/>
          <table:table-cell table:style-name="ce138" office:value-type="string">
            <text:p>s-4</text:p>
          </table:table-cell>
          <table:table-cell table:style-name="ce140" office:value-type="string">
            <text:p>2,3</text:p>
          </table:table-cell>
          <table:table-cell table:style-name="ce137" office:value-type="string">
            <text:p>:m music / log / gt / memos-eigen / s-4 / p.1 || s.1:score,patt-2,k.E || s.2:score,patt-3 || s.3:score,patt-4</text:p>
          </table:table-cell>
          <table:table-cell table:style-name="ce141" office:value-type="string">
            <text:p>2019-10-07_16-34-53_000.jpg</text:p>
          </table:table-cell>
          <table:table-cell table:style-name="ce136"/>
          <table:table-cell table:style-name="ce137"/>
          <table:table-cell table:style-name="ce142" office:value-type="date" office:date-value="2019-10-08T11:32:05.43">
            <text:p>2019/10/8 11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41" table:number-columns-repeated="2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3-20T09:33:34.74">
            <text:p>2020/3/20 9:3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09cm" draw:caption-point-x="-1.353cm" draw:caption-point-y="2.2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3)">
            <text:p>sn(3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3" office:value-type="float" office:value="1">
            <text:p>1</text:p>
          </table:table-cell>
          <table:table-cell table:style-name="ce144"/>
          <table:table-cell table:style-name="ce145"/>
          <table:table-cell table:style-name="ce147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3" office:value-type="float" office:value="2">
            <text:p>2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3" office:value-type="float" office:value="3">
            <text:p>3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 table:number-columns-repeated="2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5" table:number-columns-repeated="2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 table:number-columns-repeated="3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50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2T15:52:29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3-20T09:33:34.86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21)">
            <text:p>sn(21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var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55" office:value-type="float" office:value="1">
            <text:p>1</text:p>
          </table:table-cell>
          <table:table-cell table:style-name="ce157"/>
          <table:table-cell table:style-name="ce158" office:value-type="string">
            <text:p>f-1</text:p>
          </table:table-cell>
          <table:table-cell table:style-name="ce159"/>
          <table:table-cell table:style-name="ce157" office:value-type="string">
            <text:p>:m music / log / kb / || f-1 patterns chord=C:pattern-1,pattern-2 chord=D:pattern-1,pattern-2</text:p>
          </table:table-cell>
          <table:table-cell table:style-name="ce162" office:value-type="string">
            <text:p>2019-10-03_17-35-28_000.jpg</text:p>
          </table:table-cell>
          <table:table-cell table:style-name="ce156" office:value-type="string">
            <text:p>-</text:p>
          </table:table-cell>
          <table:table-cell table:style-name="ce157" office:value-type="string">
            <text:p>-</text:p>
          </table:table-cell>
          <table:table-cell table:style-name="ce163" office:value-type="date" office:date-value="2019-10-05T11:00:52.35">
            <text:p>2019/10/5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55" office:value-type="float" office:value="2">
            <text:p>2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55" office:value-type="float" office:value="3">
            <text:p>3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62" table:number-columns-repeated="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3-20T09:33:34.95">
            <text:p>2020/3/20 9:3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09cm" draw:caption-point-x="-1.353cm" draw:caption-point-y="2.2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database-ranges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L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sx" table:target-range-address="sx.A2:sx.L30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L2:kb.L70"/>
        <table:database-range table:name="range_sn" table:target-range-address="gt.A2:gt.A21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name="range_sn__sx" table:target-range-address="sx.A2:sx.A30" table:on-update-keep-styles="true" table:on-update-keep-size="false"/>
        <table:database-range table:name="range_type__sx" table:target-range-address="sx.D2:sx.D30" table:on-update-keep-styles="true" table:on-update-keep-size="false"/>
        <table:database-range table:target-range-address="sx.O2:sx.R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0">2020/03/20</text:date>, <text:time>09:33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3-20T09:33:33.09</dc:date>
    <dc:creator>iwabuchi ken</dc:creator>
    <meta:editing-duration>P7DT20H15M37S</meta:editing-duration>
    <meta:editing-cycles>748</meta:editing-cycles>
    <meta:generator>OpenOffice/4.1.3$Win32 OpenOffice.org_project/413m1$Build-9783</meta:generator>
    <meta:document-statistic meta:table-count="11" meta:cell-count="4692" meta:object-count="0"/>
    <meta:user-defined meta:name="sheets-banding"/>
    <meta:user-defined meta:name="sheets-original-selection"/>
  </office:meta>
</office:document-meta>
</file>